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function kareAl(a){ sayi=a.value; sonuc=sayi*sayi; document.getElementById(“sonuc”).innerHTML=sonuc;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5-08-15T18:08:31Z</meta:creation-date>
    <dc:date>2025-08-15T18:08:31Z</dc:date>
  </office:meta>
</office:document-meta>
</file>